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text-properties officeooo:rsid="00114883" officeooo:paragraph-rsid="00114883"/>
    </style:style>
    <style:style style:name="P65" style:family="paragraph" style:parent-style-name="Standard">
      <style:paragraph-properties fo:text-align="start" style:justify-single-word="false"/>
      <style:text-properties officeooo:rsid="00114a78" officeooo:paragraph-rsid="00114a78"/>
    </style:style>
    <style:style style:name="P66" style:family="paragraph" style:parent-style-name="Standard">
      <style:paragraph-properties fo:text-align="start" style:justify-single-word="false"/>
      <style:text-properties officeooo:paragraph-rsid="0012d949"/>
    </style:style>
    <style:style style:name="P67" style:family="paragraph" style:parent-style-name="Standard">
      <style:paragraph-properties fo:text-align="start" style:justify-single-word="false"/>
      <style:text-properties officeooo:rsid="0012d949" officeooo:paragraph-rsid="0012d949"/>
    </style:style>
    <style:style style:name="P68" style:family="paragraph" style:parent-style-name="Standard">
      <style:paragraph-properties fo:text-align="start" style:justify-single-word="false"/>
      <style:text-properties officeooo:rsid="0012d949" officeooo:paragraph-rsid="0014b531"/>
    </style:style>
    <style:style style:name="P69" style:family="paragraph" style:parent-style-name="Standard">
      <style:paragraph-properties fo:text-align="start" style:justify-single-word="false"/>
      <style:text-properties officeooo:rsid="0023ab34" officeooo:paragraph-rsid="0023ab34"/>
    </style:style>
    <style:style style:name="P70" style:family="paragraph" style:parent-style-name="Standard">
      <style:paragraph-properties fo:text-align="justify" style:justify-single-word="false"/>
      <style:text-properties officeooo:rsid="002560c4" officeooo:paragraph-rsid="002560c4"/>
    </style:style>
    <style:style style:name="P71" style:family="paragraph" style:parent-style-name="Standard">
      <style:paragraph-properties fo:text-align="justify" style:justify-single-word="false"/>
      <style:text-properties officeooo:rsid="00267a66" officeooo:paragraph-rsid="00267a66"/>
    </style:style>
    <style:style style:name="P72"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73"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74"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75"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76"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77"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78"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79"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84"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85"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P88" style:family="paragraph" style:parent-style-name="Standard">
      <style:paragraph-properties fo:text-align="center"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P89" style:family="paragraph" style:parent-style-name="Standard">
      <style:paragraph-properties fo:text-align="justify" style:justify-single-word="false"/>
      <style:text-properties style:font-name="Century Schoolbook L" fo:language="ru" fo:country="RU" fo:font-weight="normal" officeooo:rsid="00535354" officeooo:paragraph-rsid="00535354" fo:background-color="transparent" style:font-size-asian="10.5pt" loext:shadow="none"/>
    </style:style>
    <style:style style:name="P90" style:family="paragraph" style:parent-style-name="Standard">
      <style:paragraph-properties fo:text-align="justify" style:justify-single-word="false"/>
      <style:text-properties style:font-name="Century Schoolbook L" fo:language="ru" fo:country="RU" fo:font-weight="normal" officeooo:rsid="0053a402" officeooo:paragraph-rsid="0053a402" fo:background-color="transparent" style:font-size-asian="10.5pt" loext:shadow="none"/>
    </style:style>
    <style:style style:name="P91" style:family="paragraph" style:parent-style-name="Standard">
      <style:paragraph-properties fo:text-align="justify"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92" style:family="paragraph" style:parent-style-name="Standard">
      <style:paragraph-properties fo:text-align="center"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93" style:family="paragraph" style:parent-style-name="Standard">
      <style:paragraph-properties fo:text-align="justify" style:justify-single-word="false"/>
      <style:text-properties style:font-name="Century Schoolbook L" fo:language="ru" fo:country="RU" fo:font-weight="normal" officeooo:rsid="00554637" officeooo:paragraph-rsid="00554637" fo:background-color="transparent" style:font-size-asian="10.5pt" loext:shadow="none"/>
    </style:style>
    <style:style style:name="P94" style:family="paragraph" style:parent-style-name="Standard">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95" style:family="paragraph" style:parent-style-name="Standard" style:list-style-name="L8">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96" style:family="paragraph" style:parent-style-name="Standard" style:list-style-name="L9">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97" style:family="paragraph" style:parent-style-name="Standard">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98" style:family="paragraph" style:parent-style-name="Standard" style:list-style-name="L10">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99" style:family="paragraph" style:parent-style-name="Standard">
      <style:paragraph-properties fo:text-align="justify" style:justify-single-word="false"/>
      <style:text-properties style:font-name="Century Schoolbook L" fo:language="ru" fo:country="RU" fo:font-weight="normal" officeooo:rsid="0057fc3e" officeooo:paragraph-rsid="0057fc3e" fo:background-color="transparent" style:font-size-asian="10.5pt" loext:shadow="none"/>
    </style:style>
    <style:style style:name="P100" style:family="paragraph" style:parent-style-name="Standard">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101" style:family="paragraph" style:parent-style-name="Standard" style:list-style-name="L11">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102" style:family="paragraph" style:parent-style-name="Standard" style:list-style-name="L12">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103" style:family="paragraph" style:parent-style-name="Standard" style:list-style-name="L13">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104" style:family="paragraph" style:parent-style-name="Standard">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105" style:family="paragraph" style:parent-style-name="Standard" style:list-style-name="L14">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106" style:family="paragraph" style:parent-style-name="Standard">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107" style:family="paragraph" style:parent-style-name="Standard" style:list-style-name="L15">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108" style:family="paragraph" style:parent-style-name="Standard" style:list-style-name="L16">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109" style:family="paragraph" style:parent-style-name="Standard" style:list-style-name="L17">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110" style:family="paragraph" style:parent-style-name="Standard">
      <style:paragraph-properties fo:text-align="justify"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111" style:family="paragraph" style:parent-style-name="Standard">
      <style:paragraph-properties fo:text-align="center"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112" style:family="paragraph" style:parent-style-name="Standard">
      <style:paragraph-properties fo:text-align="justify" style:justify-single-word="false"/>
      <style:text-properties style:font-name="Century Schoolbook L" fo:language="ru" fo:country="RU" fo:font-weight="normal" officeooo:rsid="005c5efd" officeooo:paragraph-rsid="005c5efd" fo:background-color="transparent" style:font-size-asian="10.5pt" loext:shadow="none"/>
    </style:style>
    <style:style style:name="P113" style:family="paragraph" style:parent-style-name="Standard">
      <style:paragraph-properties fo:text-align="justify" style:justify-single-word="false"/>
      <style:text-properties style:font-name="Century Schoolbook L" fo:language="ru" fo:country="RU" fo:font-weight="normal" officeooo:rsid="005f1186" officeooo:paragraph-rsid="005f1186"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officeooo:rsid="00099583"/>
    </style:style>
    <style:style style:name="T24" style:family="text">
      <style:text-properties officeooo:rsid="0009b39b"/>
    </style:style>
    <style:style style:name="T25" style:family="text">
      <style:text-properties officeooo:rsid="00114883"/>
    </style:style>
    <style:style style:name="T26" style:family="text">
      <style:text-properties style:font-name="Century Schoolbook L" fo:language="ru" fo:country="RU" fo:font-weight="normal" fo:background-color="transparent" loext:char-shading-value="0" style:font-size-asian="10.5pt" loext:shadow="none"/>
    </style:style>
    <style:style style:name="T27" style:family="text">
      <style:text-properties style:font-name="Century Schoolbook L" fo:language="ru" fo:country="RU" fo:font-weight="normal" officeooo:rsid="0012d949" fo:background-color="transparent" loext:char-shading-value="0" style:font-size-asian="10.5pt" loext:shadow="none"/>
    </style:style>
    <style:style style:name="T28" style:family="text">
      <style:text-properties style:font-name="Century Schoolbook L" fo:language="ru" fo:country="RU" fo:font-weight="normal" officeooo:rsid="0013b0b8" fo:background-color="transparent" loext:char-shading-value="0" style:font-size-asian="10.5pt" loext:shadow="none"/>
    </style:style>
    <style:style style:name="T29" style:family="text">
      <style:text-properties style:font-name="Century Schoolbook L" fo:language="ru" fo:country="RU" fo:font-weight="normal" officeooo:rsid="0014b531" fo:background-color="transparent" loext:char-shading-value="0" style:font-size-asian="10.5pt" loext:shadow="none"/>
    </style:style>
    <style:style style:name="T30"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31"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32"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33"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34"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35" style:family="text">
      <style:text-properties officeooo:rsid="0020418a"/>
    </style:style>
    <style:style style:name="T36" style:family="text">
      <style:text-properties officeooo:rsid="0021ff5a"/>
    </style:style>
    <style:style style:name="T37" style:family="text">
      <style:text-properties officeooo:rsid="002ad3be"/>
    </style:style>
    <style:style style:name="T38" style:family="text">
      <style:text-properties officeooo:rsid="0030965e"/>
    </style:style>
    <style:style style:name="T39" style:family="text">
      <style:text-properties officeooo:rsid="003194bc"/>
    </style:style>
    <style:style style:name="T40" style:family="text">
      <style:text-properties officeooo:rsid="00334c08"/>
    </style:style>
    <style:style style:name="T41" style:family="text">
      <style:text-properties officeooo:rsid="0034f4a7"/>
    </style:style>
    <style:style style:name="T42" style:family="text">
      <style:text-properties officeooo:rsid="0037c58f"/>
    </style:style>
    <style:style style:name="T43" style:family="text">
      <style:text-properties officeooo:rsid="003899df"/>
    </style:style>
    <style:style style:name="T44" style:family="text">
      <style:text-properties officeooo:rsid="00394246"/>
    </style:style>
    <style:style style:name="T45" style:family="text">
      <style:text-properties officeooo:rsid="003adeb1"/>
    </style:style>
    <style:style style:name="T46" style:family="text">
      <style:text-properties officeooo:rsid="003bbcbd"/>
    </style:style>
    <style:style style:name="T47" style:family="text">
      <style:text-properties officeooo:rsid="003cd4b6"/>
    </style:style>
    <style:style style:name="T48" style:family="text">
      <style:text-properties officeooo:rsid="003dd2ec"/>
    </style:style>
    <style:style style:name="T49" style:family="text">
      <style:text-properties officeooo:rsid="00447f23"/>
    </style:style>
    <style:style style:name="T50" style:family="text">
      <style:text-properties officeooo:rsid="00509f0c"/>
    </style:style>
    <style:style style:name="T51" style:family="text">
      <style:text-properties officeooo:rsid="0053a402"/>
    </style:style>
    <style:style style:name="T52" style:family="text">
      <style:text-properties officeooo:rsid="0056cb65"/>
    </style:style>
    <style:style style:name="T53" style:family="text">
      <style:text-properties officeooo:rsid="005c5efd"/>
    </style:style>
    <style:style style:name="T54" style:family="text">
      <style:text-properties officeooo:rsid="005df8ec"/>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23">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24">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24">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24">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24">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25">Ветер нельзя позвать, но можно открыть окно.</text:span></text:p>
      <text:p text:style-name="P20"/>
      <text:p text:style-name="P20"><text:tab/><text:span text:style-name="T11">Что значит жить сейчас.</text:span><text:span text:style-name="T25">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25">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25"> Если вы живете в СЕЙЧАС, то ведете созидательную жизнь.</text:span></text:p>
      <text:p text:style-name="P19"/>
      <text:p text:style-name="P19"><text:tab/><text:span text:style-name="T11">Сейчас изобретательно.</text:span><text:span text:style-name="T25">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25">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25"> Следкющие понятия имеют одно значение:</text:span></text:p>
      <text:list xml:id="list8225350966557987278" text:style-name="L1">
        <text:list-item>
          <text:p text:style-name="P72">жить в сейчас;</text:p>
        </text:list-item>
        <text:list-item>
          <text:p text:style-name="P73">зрелость;</text:p>
        </text:list-item>
        <text:list-item>
          <text:p text:style-name="P73">подлиность;</text:p>
        </text:list-item>
        <text:list-item>
          <text:p text:style-name="P73">отвественность за свое действие и жизнь;</text:p>
        </text:list-item>
        <text:list-item>
          <text:p text:style-name="P73">ответная реакция — способность;</text:p>
        </text:list-item>
        <text:list-item>
          <text:p text:style-name="P73">в сейчас доступно проявление творческого подхода;</text:p>
        </text:list-item>
      </text:list>
      <text:p text:style-name="P21"/>
      <text:p text:style-name="P64"><text:span text:style-name="T26"><text:tab/></text:span><text:span text:style-name="T30">Чтобы жить сейчас, необходимо забыть о вчерашнем дне.</text:span><text:span text:style-name="T26">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64"><text:span text:style-name="T26"><text:tab/></text:span><text:span text:style-name="T30">Сейчас нельзя разделить.</text:span><text:span text:style-name="T26">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65"><text:span text:style-name="T26"><text:tab/></text:span><text:span text:style-name="T30">Материя и энергия являются одним и тем же.</text:span><text:span text:style-name="T26">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65"><text:span text:style-name="T26"><text:tab/></text:span><text:span text:style-name="T30">Западный подход к реальности. </text:span><text:span text:style-name="T26">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65"><text:span text:style-name="T26"><text:tab/></text:span><text:span text:style-name="T30">Небытие — это форма развития.</text:span><text:span text:style-name="T26">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65"><text:span text:style-name="T26"><text:tab/></text:span><text:span text:style-name="T30">«Существует» и «должно существовать». </text:span><text:span text:style-name="T26">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65"><text:span text:style-name="T26"><text:tab/></text:span><text:span text:style-name="T33">Отрицание западной философией реальности.</text:span><text:span text:style-name="T27">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65"><text:span text:style-name="T27"><text:tab/></text:span><text:span text:style-name="T33">Не существует каких-либо способов для описания реальности.</text:span><text:span text:style-name="T27"> Не пытайтесь представить реальность как нечто неподвижное, чтобы затем придумать способы для её достижения.</text:span></text:p>
      <text:p text:style-name="P24"/>
      <text:p text:style-name="P66"><text:span text:style-name="T27"><text:tab/></text:span><text:span text:style-name="T33">Реальность и восприятие. </text:span><text:span text:style-name="T27">Существует различие между следующими понятиями:</text:span></text:p>
      <text:list xml:id="list4233994119093903609" text:style-name="L2">
        <text:list-item>
          <text:p text:style-name="P74">мир;</text:p>
        </text:list-item>
        <text:list-item>
          <text:p text:style-name="P74">наша реакция на этот мир.</text:p>
        </text:list-item>
      </text:list>
      <text:p text:style-name="P67"><text:soft-page-break/><text:span text:style-name="T26"><text:tab/></text:span><text:span text:style-name="T30">Знание приходит с опытом.</text:span><text:span text:style-name="T26"> Сытому человеку трудно поверить, что в мире существует такое явление, как голод.</text:span></text:p>
      <text:p text:style-name="P25"/>
      <text:p text:style-name="P67"><text:span text:style-name="T26"><text:tab/></text:span><text:span text:style-name="T32">Будьте активны в поисках «этого».</text:span><text:span text:style-name="T28">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67"><text:span text:style-name="T28"><text:tab/></text:span><text:span text:style-name="T32">Формальная реальность вещи. </text:span><text:span text:style-name="T28">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67"><text:span text:style-name="T28"><text:tab/></text:span><text:span text:style-name="T32">О причинной связи.</text:span><text:span text:style-name="T28"> У всего должна быть причина.</text:span></text:p>
      <text:p text:style-name="P26"/>
      <text:p text:style-name="P67"><text:span text:style-name="T28"><text:tab/></text:span><text:span text:style-name="T32">Реальность и закон причины и следствия. </text:span><text:span text:style-name="T28">У причины должна быть та же самая реальность, что и у следствия.</text:span></text:p>
      <text:p text:style-name="P26"/>
      <text:p text:style-name="P67"><text:span text:style-name="T28"><text:tab/></text:span><text:span text:style-name="T32">Родство всех физических объектов. </text:span><text:span text:style-name="T28">Все физические объекты похожи. Следовательно, достаточно знать о существовании одного физического объекта.</text:span></text:p>
      <text:p text:style-name="P26"/>
      <text:p text:style-name="P67"><text:span text:style-name="T28"><text:tab/></text:span><text:span text:style-name="T32">Формальная реальность равна объектвной реальности.</text:span><text:span text:style-name="T28"> Формальной реальности должно быть больше или столько же, сколько и объективной реальности.</text:span></text:p>
      <text:p text:style-name="P26"/>
      <text:p text:style-name="P67"><text:span text:style-name="T28"><text:tab/></text:span><text:span text:style-name="T31">Материя и потребность в стабильности.</text:span><text:span text:style-name="T29">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67"><text:span text:style-name="T29"><text:tab/></text:span><text:span text:style-name="T31">Разум должен быть спокоен, чтобы действительно увидеть</text:span><text:span text:style-name="T29">.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67"><text:span text:style-name="T29"><text:tab/></text:span><text:span text:style-name="T31">Избавьтесь от предвлятых мнений.</text:span><text:span text:style-name="T29">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67"><text:span text:style-name="T29"><text:tab/></text:span><text:span text:style-name="T31">Общепринятые првила мешают восприятию реальности.</text:span><text:span text:style-name="T29"> Мы не видим ЕЕ в первозданной чистоте, так как нам внушили искаженные представления о ней.</text:span></text:p>
      <text:p text:style-name="P27"/>
      <text:p text:style-name="P67"><text:span text:style-name="T29"><text:tab/></text:span><text:span text:style-name="T31">Настоящее положение вещей и мысль.</text:span><text:span text:style-name="T29"> Настоящее положение вещей не искажено мыслью. Его нельзя постигнуть посредством понятия или мысли.</text:span></text:p>
      <text:p text:style-name="P27"><text:soft-page-break/></text:p>
      <text:p text:style-name="P68"><text:span text:style-name="T29"><text:tab/></text:span><text:span text:style-name="T31">Реальность становится очевидной, когда перестаешь сравнивать.</text:span><text:span text:style-name="T29"> Только при отсутствии сравнения существует то, «что есть». А жить с тем, «что есть», </text:span><text:span text:style-name="T26">—</text:span><text:span text:style-name="T29"> это, значит, быть умиротворенным.</text:span></text:p>
      <text:p text:style-name="P28"/>
      <text:p text:style-name="P68"><text:span text:style-name="T29"><text:tab/></text:span><text:span text:style-name="T31">Реальность </text:span><text:span text:style-name="T30">— </text:span><text:span text:style-name="T31">это быть собой.</text:span><text:span text:style-name="T29"> Чтобы стать собой </text:span><text:span text:style-name="T26">— </text:span><text:span text:style-name="T29">надо быть собой. Реальность в бытие, в бытие вещи. Таким образов, бытие в этом смысле </text:span><text:span text:style-name="T26">— </text:span><text:span text:style-name="T29">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35"><text:tab/></text:span><text:span text:style-name="T13">Дуализм и монизм.</text:span><text:span text:style-name="T35">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35">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35">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36">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36">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36">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69"><text:span text:style-name="T34"><text:tab/>П</text:span><text:span text:style-name="T30">устота.</text:span><text:span text:style-name="T26">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69"><text:span text:style-name="T30"><text:tab/>Пустота — живая субстанция. </text:span><text:span text:style-name="T26">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69"><text:span text:style-name="T30"><text:tab/>Пустота как поток творческой энергии.</text:span><text:span text:style-name="T26">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69"><text:span text:style-name="T30"><text:tab/>Пустота и небытие. НЕБЫТИЕ означает «отсутствие бытия». </text:span><text:span text:style-name="T26">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2835655540545858185" text:style-name="L3">
        <text:list-item>
          <text:p text:style-name="P75">она просто является тем, чем является;</text:p>
        </text:list-item>
        <text:list-item>
          <text:p text:style-name="P75">она понимает, что существует; неправильно говорить, что она «в нас» или что мы в «в ней».</text:p>
        </text:list-item>
      </text:list>
      <text:p text:style-name="P39"/>
      <text:p text:style-name="P69"><text:span text:style-name="T30"><text:tab/>Первопричина всего находится вне пределов понимания человека («без места нахождения»). </text:span><text:span text:style-name="T26">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70"><text:span text:style-name="T26"><text:tab/></text:span><text:span text:style-name="T30">Думая о смерти, не забывай о жизни. </text:span><text:span text:style-name="T26">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71"><text:span text:style-name="T26"><text:tab/></text:span><text:span text:style-name="T30">Путь смерти.</text:span><text:span text:style-name="T26">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71"><text:span text:style-name="T26"><text:tab/></text:span><text:span text:style-name="T30">Надо смириться с возможностью смерти.</text:span><text:span text:style-name="T26"> Стоит перестать мечтать о вечной весне, тогда и лето, и зима будут дарить счастье.</text:span></text:p>
      <text:p text:style-name="P36"/>
      <text:p text:style-name="P71"><text:span text:style-name="T26"><text:tab/></text:span><text:span text:style-name="T30">Надо учиться умирать.</text:span><text:span text:style-name="T26">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71"><text:span text:style-name="T26"><text:tab/></text:span><text:span text:style-name="T30">О разлуке с друзьями.</text:span><text:span text:style-name="T26">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71"><text:span text:style-name="T26"><text:tab/></text:span><text:span text:style-name="T30">О необходимости помнить.</text:span><text:span text:style-name="T26">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37">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5855490794180273680" text:style-name="L4">
        <text:list-item>
          <text:p text:style-name="P76">занимать место в социальной структуре общества;</text:p>
        </text:list-item>
        <text:list-item>
          <text:p text:style-name="P76">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8773555246004523684" text:style-name="L5">
        <text:list-item>
          <text:p text:style-name="P77"><text:s/>человек ек дает себе раскрыться и быть полностью собой;</text:p>
        </text:list-item>
        <text:list-item>
          <text:p text:style-name="P77">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38">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38">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39">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39">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40">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40">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40">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41">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41">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42">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42">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43">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43">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43">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43">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43">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44">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44">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44">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44">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44">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44">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45">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46">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47">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48">Ум наделен бесконечной подвижностью, для которой нет никаких преград.</text:span></text:p>
      <text:p text:style-name="P48"/>
      <text:p text:style-name="P48"><text:tab/><text:span text:style-name="T15">Очищенный ум.</text:span><text:span text:style-name="T48">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48">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49">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349233834808708734" text:style-name="L6">
        <text:list-item>
          <text:p text:style-name="P78">взять какую-нибудь нерешенную проблему;</text:p>
        </text:list-item>
        <text:list-item>
          <text:p text:style-name="P78">рассмотреть проблему с разных сторон;</text:p>
        </text:list-item>
        <text:list-item>
          <text:p text:style-name="P78">по-новому подойти к старому способу решения проблемы;</text:p>
        </text:list-item>
        <text:list-item>
          <text:p text:style-name="P78">поверить в свою идею и действовать!</text:p>
        </text:list-item>
      </text:list>
      <text:p text:style-name="P61"/>
      <text:p text:style-name="P61"><text:tab/><text:span text:style-name="T9">Пять этапов при формулировке идеи:</text:span></text:p>
      <text:list xml:id="list6150703030997875343" text:style-name="L7">
        <text:list-item>
          <text:p text:style-name="P79">подберите материал;</text:p>
        </text:list-item>
        <text:list-item>
          <text:p text:style-name="P79">проработайте детали;</text:p>
        </text:list-item>
        <text:list-item>
          <text:p text:style-name="P79">расслабьтесь и не думайте об этом;</text:p>
        </text:list-item>
        <text:list-item>
          <text:p text:style-name="P79"><text:soft-page-break/>будьте готовы распознать и принять идею, когда она появится;</text:p>
        </text:list-item>
        <text:list-item>
          <text:p text:style-name="P79">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80"><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80"/>
      <text:p text:style-name="P80"><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80"/>
      <text:p text:style-name="P80"><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80"/>
      <text:p text:style-name="P80"><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80"/>
      <text:p text:style-name="P80"><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80"/>
      <text:p text:style-name="P80"><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80"/>
      <text:p text:style-name="P80"><text:span text:style-name="T9"><text:tab/>Философская проблема восприятия. </text:span>Каким должен быть мир, чтобы мы его воспринимали? Что мы воспринимаем?</text:p>
      <text:p text:style-name="P80"/>
      <text:p text:style-name="P81"><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81"/>
      <text:p text:style-name="P81"><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81"/>
      <text:p text:style-name="P82"><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82"/>
      <text:p text:style-name="P82"><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82"/>
      <text:p text:style-name="P82"><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82"/>
      <text:p text:style-name="P82"><text:span text:style-name="T9"><text:tab/>Наблюдайте за всем спокойно. </text:span>Наблюдайте за тем, что происходит вокруг вас, спокойно.</text:p>
      <text:p text:style-name="P82"/>
      <text:p text:style-name="P82"><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82"/>
      <text:p text:style-name="P82"><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82"/>
      <text:p text:style-name="P82"><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82"/>
      <text:p text:style-name="P82"><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82"/>
      <text:p text:style-name="P82"/>
      <text:p text:style-name="P82"/>
      <text:p text:style-name="P82"/>
      <text:p text:style-name="P82"/>
      <text:p text:style-name="P82"/>
      <text:p text:style-name="P82"/>
      <text:p text:style-name="P84"><text:soft-page-break/>Эго(самосознание)</text:p>
      <text:p text:style-name="P84"/>
      <text:p text:style-name="P83">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83"/>
      <text:p text:style-name="P83">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83"/>
      <text:p text:style-name="P83">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83"/>
      <text:p text:style-name="P83">О социальных обязательствах. Не зочу надевать скучные костюмы и ходить туда, где все стараются произвести впечатление друг на друга.</text:p>
      <text:p text:style-name="P83"/>
      <text:p text:style-name="P83">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83"/>
      <text:p text:style-name="P83">Эго и самовнушение. Эго формируется исключительно посредством самовнушения.</text:p>
      <text:p text:style-name="P83"/>
      <text:p text:style-name="P85">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85"/>
      <text:p text:style-name="P85">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85"/>
      <text:p text:style-name="P85">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85"/>
      <text:p text:style-name="P85">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85"/>
      <text:p text:style-name="P85">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85"/>
      <text:p text:style-name="P85">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50">В таком состоянии действие настолько прямое и быстрое, что не оставляет времени подумать и предотвратить это действие.</text:span></text:p>
      <text:p text:style-name="P85"/>
      <text:p text:style-name="P86">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86"/>
      <text:p text:style-name="P86">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86"/>
      <text:p text:style-name="P86">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86"/>
      <text:p text:style-name="P86">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86"/>
      <text:p text:style-name="P86">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86"/>
      <text:p text:style-name="P87">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87"/>
      <text:p text:style-name="P87">Надо видеть все, порпуская через себя. Можно видеть все через восприятие других, только если пропустить это через свое восприятие.</text:p>
      <text:p text:style-name="P87"/>
      <text:p text:style-name="P87"><text:soft-page-break/>Надо стать прозрачным. Отсутствие самосознания делает нас прозрачными. Душа, которая знает себя, непрозрачна.</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8"><text:soft-page-break/>Сосредоточение</text:p>
      <text:p text:style-name="P88"/>
      <text:p text:style-name="P89"><text:tab/><text:span text:style-name="T9">В сосредоточенном состоянии надо соблюдать осторожность.</text:span> Сосредоточение — это форма исключения, а там, где что-то исключают, причутствует человек, который это делает. Именно человек, который что-либо исключает, тот самый, который находится в сосредоточенном состоянии, именно он создает противоречия. Из-за этого потом образуется центр, из которого потом возможны отклонения.</text:p>
      <text:p text:style-name="P89"/>
      <text:p text:style-name="P89"><text:tab/><text:span text:style-name="T9">Слишком большая сосредоточенность ограничивает жизнь.</text:span> Сосредоточение ограничивает ум. <text:span text:style-name="T51">Нас должна увлекать вся жизнь, а сосредоточение на каком-нибудь одном аспекте жизни ограничивает ее.</text:span></text:p>
      <text:p text:style-name="P89"/>
      <text:p text:style-name="P90"><text:tab/><text:span text:style-name="T9">В сосредоточенном состоянии необходимо осознание.</text:span> Ум в сосредоточенном состоянии перестает быть внимательным; только ум, который осознает мир вокруг, может сосредоточиться. Осознание мира ничего не исключает, а наоборот, все включает.</text:p>
      <text:p text:style-name="P90"/>
      <text:p text:style-name="P90"><text:tab/><text:span text:style-name="T9">Сосредоточение — это путь к успеху. </text:span>Причина неудач в значительной степени заключается в отстутствии сосредоточенности.</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2"><text:soft-page-break/>О разуме</text:p>
      <text:p text:style-name="P92"/>
      <text:p text:style-name="P91"><text:tab/><text:span text:style-name="T9">Разум — это природный свет.</text:span> «Природный свет» иногда переводят как «светлый разум»(интеллект).</text:p>
      <text:p text:style-name="P91"/>
      <text:p text:style-name="P93"><text:tab/><text:span text:style-name="T9">В действиях надо руководствоваться разумом.</text:span> Надо осознавать, что опасным для человека может быть воздействие как положительных, так и отрицательных эмоций, если только их не контролировать и не управлять ими до определенных пределов. После этого необходимо пересмотреть свои желания, цели и стремления с точки зрения разума и при их осуществлении руководствоваться только разумом.</text:p>
      <text:p text:style-name="P93"/>
      <text:p text:style-name="P93"><text:tab/><text:span text:style-name="T9">Сфера логики. </text:span>Основная проблема логики — это разграничение верного и неверного довода.</text:p>
      <text:p text:style-name="P93"/>
      <text:p text:style-name="P94"><text:tab/><text:span text:style-name="T9">Для логики характерно использование повестовательных предложений.</text:span> Для логики характерны ТОЛЬКО поверствовательные предложения, то есть те предложения, в которых делаются какие-то утверждения о мире.</text:p>
      <text:p text:style-name="P94"/>
      <text:p text:style-name="P94"><text:tab/><text:span text:style-name="T9">Логик. </text:span>Логик не вмешивается в процесс развития. Ему интересны начальная и конечная стадии этого процесса, а также отношение между ними.</text:p>
      <text:p text:style-name="P94"/>
      <text:p text:style-name="P94"><text:tab/><text:span text:style-name="T9">Утверждение. </text:span>Можно опровергнуть либо согласиться как с верными, так и с ошибочными утверждениями.</text:p>
      <text:p text:style-name="P94"/>
      <text:p text:style-name="P94"><text:tab/><text:span text:style-name="T9">Предпосылки и выводы.</text:span> Вывод делается на основании утвержления, верность которого подтверждается другим утверждением. Эти два утверждения, предоставляющие основания для того, чтобы сделать вывод, являются предпосылками. Однако одно утверждение само по себе не будет являться ни предпосылкой, ни выводом в силу следующих причин:</text:p>
      <text:list xml:id="list4054265974821308957" text:style-name="L8">
        <text:list-item>
          <text:p text:style-name="P95">предпосылка — это предположение;</text:p>
        </text:list-item>
        <text:list-item>
          <text:p text:style-name="P95">вывод — это то, что следует из утверждения, сделанного на основании предпосылки.</text:p>
        </text:list-item>
      </text:list>
      <text:p text:style-name="P94"/>
      <text:p text:style-name="P94"><text:tab/><text:span text:style-name="T9">Искусство делать вывод.</text:span> Вывод — это процесс, в ходе которого делается одно утверждение, обоснованность которого подтверждает одно или несколько других утверждений, сделанных в самом начале этого процесса.</text:p>
      <text:p text:style-name="P94"/>
      <text:p text:style-name="P94"><text:tab/><text:span text:style-name="T9">Приведение доводов.</text:span> Приведение доводов можно рассмотреть как несколько утверждений, среди которых одного вытекает из другого, которое дает обоснование для подтверждение его истинности. <text:span text:style-name="T52">У довода следующаю структура:</text:span></text:p>
      <text:list xml:id="list5623770454739755608" text:style-name="L9">
        <text:list-item>
          <text:p text:style-name="P96">предпосылка;</text:p>
        </text:list-item>
        <text:list-item>
          <text:p text:style-name="P96">вывод.</text:p>
        </text:list-item>
      </text:list>
      <text:p text:style-name="P97"/>
      <text:p text:style-name="P97"><text:tab/><text:span text:style-name="T9">Два вида аргументации. </text:span>В логике существует два вида аргументации:</text:p>
      <text:list xml:id="list1174500024444889676" text:style-name="L10">
        <text:list-item>
          <text:p text:style-name="P98">дедуктивная;</text:p>
        </text:list-item>
        <text:list-item>
          <text:p text:style-name="P98"><text:soft-page-break/>индуктивная.</text:p>
        </text:list-item>
      </text:list>
      <text:p text:style-name="P97"/>
      <text:p text:style-name="P97"><text:tab/><text:span text:style-name="T9">Дедуктивная аргументация.</text:span> При дедуктивной аргуметации верность или ошибочность довода не определяет обоснованность или необоснованность данного суждения. Но и обоснованность суждения не свидетельствует о отм, что вывод правильный.</text:p>
      <text:p text:style-name="P97"/>
      <text:p text:style-name="P97"><text:tab/><text:span text:style-name="T9">Обоснованный довод.</text:span> Под обоснованным доводом понимается такой довод, у которого все предпосылки верные, а следовательно, верным будет и вывод.</text:p>
      <text:p text:style-name="P97"/>
      <text:p text:style-name="P99"><text:tab/><text:span text:style-name="T9">Необоснованный довод. </text:span>Под необоснованным доводом понимается такой довод, у которого не все предпосылки правильные.</text:p>
      <text:p text:style-name="P99"/>
      <text:p text:style-name="P100"><text:tab/><text:span text:style-name="T9">Категоричное утверждение.</text:span> Категоричное утверждение строится на основании КЛАССОВ предметов, и оно подтверждает или отрицает, что один класс включен в другой либо полностью, либо частично. Рассмотрим, например, следующий силлогизм: ни один атлет не является вегетарианцем; все футболисты — атлеты, отсюда делаем вывод, что не все футболисты — вегетарианцы. Предпосылки и выводы данного довода являются утверждениями о классе атлетов и классе футболистов.</text:p>
      <text:p text:style-name="P100"/>
      <text:p text:style-name="P100"><text:tab/><text:span text:style-name="T9">Четыре формы категорического суждения. </text:span>Существуют следующий четыре категорического суждения:</text:p>
      <text:list xml:id="list7434676415552137563" text:style-name="L11">
        <text:list-item>
          <text:p text:style-name="P101">полное подтверждение: все S есть P;</text:p>
        </text:list-item>
        <text:list-item>
          <text:p text:style-name="P101">полное отрицание: S не есть P;</text:p>
        </text:list-item>
        <text:list-item>
          <text:p text:style-name="P101">частичное подтверждение: несколько S есть P;</text:p>
        </text:list-item>
        <text:list-item>
          <text:p text:style-name="P101">частичное отрицание: несколько S не есть P.</text:p>
        </text:list-item>
      </text:list>
      <text:p text:style-name="P100"><text:tab/>Обычно под «несколькими» понимается «не меньше одного».</text:p>
      <text:p text:style-name="P100"/>
      <text:p text:style-name="P100"><text:tab/><text:span text:style-name="T9">Апостериори. </text:span>Под апостериори понимается:</text:p>
      <text:list xml:id="list4946706923951352389" text:style-name="L12">
        <text:list-item>
          <text:p text:style-name="P102">довод, построенный от следствия к причине;</text:p>
        </text:list-item>
        <text:list-item>
          <text:p text:style-name="P102">знание, полученное на опыте.</text:p>
        </text:list-item>
      </text:list>
      <text:p text:style-name="P100"/>
      <text:p text:style-name="P100"><text:tab/><text:span text:style-name="T9">Априори.</text:span> Под априори понимается:</text:p>
      <text:list xml:id="list7839969286894354539" text:style-name="L13">
        <text:list-item>
          <text:p text:style-name="P103">довод, построенный от причины к следствию;</text:p>
        </text:list-item>
        <text:list-item>
          <text:p text:style-name="P103">знание, приобретаемое вне зависимости от опыта.</text:p>
        </text:list-item>
      </text:list>
      <text:p text:style-name="P100"/>
      <text:p text:style-name="P100"><text:tab/><text:span text:style-name="T9">Аналитическое утверждение. </text:span>Аналитическое утверждение — такое утверждение, которое всегда верно, потому что в его отрицании заложено противоречие (например, все лающие собаки лают).</text:p>
      <text:p text:style-name="P100"/>
      <text:p text:style-name="P100"><text:tab/><text:span text:style-name="T9">Синтетическое утверждение.</text:span> Синтетическое утверждение — непротиворечивое утверждение, в отрицании которого нет противорчения (например, все собаки лают).</text:p>
      <text:p text:style-name="P100"/>
      <text:p text:style-name="P104"><text:tab/><text:span text:style-name="T9">Всеобщее. Всеобщее — это:</text:span></text:p>
      <text:list xml:id="list7049758132338882625" text:style-name="L14">
        <text:list-item>
          <text:p text:style-name="P105"><text:soft-page-break/>то, что свойсвтенно многим предметам (например, красными являются все предметы красного цвета). <text:s/>Один во множестве;</text:p>
        </text:list-item>
        <text:list-item>
          <text:p text:style-name="P105">утверждение о целом класс предметов (например, все «s» есть «p»).</text:p>
        </text:list-item>
      </text:list>
      <text:p text:style-name="P104"/>
      <text:p text:style-name="P106"><text:tab/><text:span text:style-name="T9">Частичное. Частичное — это:</text:span></text:p>
      <text:list xml:id="list7464170340619812049" text:style-name="L15">
        <text:list-item>
          <text:p text:style-name="P107">единственное в своем роде, индивидуальное, отличное от класса предметов или всеобщего;</text:p>
        </text:list-item>
        <text:list-item>
          <text:p text:style-name="P107">утверждение о некоторой части предметов данного класса (например, несколько «s» есть «p»).</text:p>
        </text:list-item>
      </text:list>
      <text:p text:style-name="P106"/>
      <text:p text:style-name="P106"><text:tab/><text:span text:style-name="T9">Сократический метод.</text:span> Платон, используя особенности личности Сократа, разработал особый метод высказывать свою точку зрения по предложенному вопросу. Его метод аргументации состоит из трех этапов:</text:p>
      <text:list xml:id="list2842323310413354440" text:style-name="L16">
        <text:list-item>
          <text:p text:style-name="P108">надо начать с некоторых предпосылок;</text:p>
        </text:list-item>
        <text:list-item>
          <text:p text:style-name="P108">затем путем приведения доказательств подвести противника;</text:p>
        </text:list-item>
        <text:list-item>
          <text:p text:style-name="P108">к своему собственному выводу.</text:p>
        </text:list-item>
      </text:list>
      <text:p text:style-name="P106"/>
      <text:p text:style-name="P106"><text:tab/><text:span text:style-name="T9">Как противостоять сократическому методу.</text:span> Противостоять сократическому методу можно только единственным способом, который тоже состоит из трех этапов:</text:p>
      <text:list xml:id="list2463127627773938313" text:style-name="L17">
        <text:list-item>
          <text:p text:style-name="P109">если истинность первого суждения подвергается сомнению;</text:p>
        </text:list-item>
        <text:list-item>
          <text:p text:style-name="P109">если из первоначальной предпосылки логично вытекают и другие предпосылки;</text:p>
        </text:list-item>
        <text:list-item>
          <text:p text:style-name="P109">то вывод будет неправильный.</text:p>
        </text:list-item>
      </text:list>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11"><text:soft-page-break/>Эмоции</text:p>
      <text:p text:style-name="P111"/>
      <text:p text:style-name="P110"><text:tab/><text:span text:style-name="T9">Ваша путеводная нить — это сознание.</text:span> Надо понять, что из-за чрезмерной восторженности эмоции часто вводят в заблюждение. Чтобы быть справедливыми и в то же время проявлять сострадание, в своих суждениях необходимо руководствоваться только доводами разума. Надо, чтобы сознание руководствовалось только тем, что вер<text:span text:style-name="T53">но</text:span> и что неверно, и не надо отвергать его суждения, вне зависимости от того, какими будут последствия.</text:p>
      <text:p text:style-name="P110"/>
      <text:p text:style-name="P112"><text:tab/><text:span text:style-name="T9">Эмоции выражаются через сокращение мышц.</text:span> Все эмоции выражтся через сокращение мышц. Беспокойство — это очень сильная эмоция, которую сдерживают, не дают ей выхода.</text:p>
      <text:p text:style-name="P112"/>
      <text:p text:style-name="P112"><text:tab/><text:span text:style-name="T9">Надо давать выход гневую.</text:span> Если не дать выхода гнева, не дать ему свободо выйти, это оборачивается садизмом, проявлением силы и другими видами пыток.</text:p>
      <text:p text:style-name="P112"/>
      <text:p text:style-name="P112"><text:tab/><text:span text:style-name="T9">Движущая сила поведения.</text:span> Эмоции являются самой важно<text:span text:style-name="T54">й</text:span> движущей силой поведения.</text:p>
      <text:p text:style-name="P112"/>
      <text:p text:style-name="P113"><text:tab/><text:span text:style-name="T9">Эмоции и подсознание.</text:span> В области подсознания находятся мысли, возникшие в результате воздействия каких-либо эмоций, <text:s/>также мысли, оказывающие на поведение наибольшее влияние.</text:p>
      <text:p text:style-name="P113"/>
      <text:p text:style-name="P113"><text:tab/><text:span text:style-name="T9">Эмоции бывают как положительные, так и отрицательные.</text:span> Эмоции бывают как положительные, так и отрицательные, поэтому каждый день надо формировать те привычки, которые вызвают положительные эмоции и помогают обрать негативные эмоции в какое-нибудь полезное действи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10T22:15:19.372360334</dc:date>
    <meta:editing-duration>PT4H25M5S</meta:editing-duration>
    <meta:editing-cycles>53</meta:editing-cycles>
    <meta:generator>LibreOffice/5.1.6.2$Linux_X86_64 LibreOffice_project/10m0$Build-2</meta:generator>
    <meta:document-statistic meta:table-count="0" meta:image-count="0" meta:object-count="0" meta:page-count="48" meta:paragraph-count="447" meta:word-count="9512" meta:character-count="66887" meta:non-whitespace-character-count="57412"/>
  </office:meta>
</office:document-meta>
</file>